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="none" draw:textarea-horizontal-align="center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937cm" svg:height="6.29cm" svg:x="1cm" svg:y="1.762cm">
          <text:p text:style-name="P1"><text:span text:style-name="T1">Node Group :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716cm" svg:height="1.275cm" svg:x="1.467cm" svg:y="5.587cm">
          <text:p text:style-name="P2"><text:span text:style-name="T2">clientdb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715cm" svg:height="1.531cm" svg:x="5.364cm" svg:y="5.501cm">
          <text:p text:style-name="P2"><text:span text:style-name="T2">Node :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26cm" svg:height="1.02cm" svg:x="3.26cm" svg:y="5.757cm">
          <text:p text:style-name="P2"><text:span text:style-name="T2">JDB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716cm" svg:height="1.274cm" svg:x="1.467cm" svg:y="3.123cm">
          <text:p text:style-name="P2"><text:span text:style-name="T2">client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715cm" svg:height="1.53cm" svg:x="5.364cm" svg:y="3.037cm">
          <text:p text:style-name="P2"><text:span text:style-name="T2">Node :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026cm" svg:height="1.021cm" svg:x="3.26cm" svg:y="3.292cm">
          <text:p text:style-name="P2"><text:span text:style-name="T2">JDB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7.052cm" svg:height="6.29cm" svg:x="8.366cm" svg:y="1.762cm">
          <text:p text:style-name="P1"><text:span text:style-name="T1">Node Group :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714cm" svg:height="4.42cm" svg:x="9.261cm" svg:y="2.952cm">
          <text:p text:style-name="P2"><text:span text:style-name="T2">Node :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026cm" svg:height="1.021cm" svg:x="7.157cm" svg:y="3.292cm">
          <text:p text:style-name="P2"><text:span text:style-name="T2">HTT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715cm" svg:height="2.805cm" svg:x="13.158cm" svg:y="4.057cm">
          <text:p text:style-name="P2"><text:span text:style-name="T2">server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026cm" svg:height="1.019cm" svg:x="11.054cm" svg:y="4.738cm">
          <text:p text:style-name="P2"><text:span text:style-name="T2">JDB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026cm" svg:height="1.02cm" svg:x="7.157cm" svg:y="5.757cm">
          <text:p text:style-name="P2"><text:span text:style-name="T2">HTT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32cm" fo:margin-bottom="0.432cm" fo:margin-left="0.432cm" fo:margin-right="0.432cm" fo:page-width="16.51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Henson</meta:initial-creator>
    <meta:creation-date>2012-04-23T11:06:11</meta:creation-date>
    <dc:date>2012-04-23T12:03:48</dc:date>
    <dc:creator>Chris Henson</dc:creator>
    <meta:editing-duration>PT27M15S</meta:editing-duration>
    <meta:editing-cycles>3</meta:editing-cycles>
    <meta:generator>LibreOffice/3.4$Unix LibreOffice_project/340m1$Build-402</meta:generator>
    <meta:document-statistic meta:object-count="13"/>
  </office:meta>
</office:document-meta>
</file>